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Garamond" svg:font-family="Garamond" style:font-family-generic="roman"/>
    <style:font-face style:name="Arial1" svg:font-family="Arial"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Source Sans Pro" fo:font-size="18pt" fo:font-style="italic" fo:font-weight="normal" officeooo:rsid="0021a94c" officeooo:paragraph-rsid="0021a94c" style:font-size-asian="15.75pt" style:font-style-asian="italic" style:font-weight-asian="normal" style:font-size-complex="18pt" style:font-style-complex="italic" style:font-weight-complex="normal"/>
    </style:style>
    <style:style style:name="P2" style:family="paragraph" style:parent-style-name="Standard">
      <style:paragraph-properties fo:margin-left="0cm" fo:margin-right="0cm" fo:line-height="150%" fo:text-align="justify" style:justify-single-word="false" fo:text-indent="1.27cm" style:auto-text-indent="true"/>
      <style:text-properties style:font-name="Garamond" fo:font-size="12pt" fo:font-style="normal" fo:font-weight="normal" officeooo:rsid="0021e52a" officeooo:paragraph-rsid="0021e52a" style:font-size-asian="10.5pt" style:font-style-asian="normal" style:font-weight-asian="normal" style:font-size-complex="12pt" style:font-style-complex="normal" style:font-weight-complex="normal"/>
    </style:style>
    <style:style style:name="P3"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normal" fo:font-weight="bold" officeooo:rsid="0021a94c" officeooo:paragraph-rsid="0021a94c" style:font-size-asian="14pt" style:font-style-asian="normal" style:font-weight-asian="bold" style:font-size-complex="14pt" style:font-style-complex="normal" style:font-weight-complex="bold"/>
    </style:style>
    <style:style style:name="P4"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italic" fo:font-weight="bold" officeooo:rsid="0021a94c" officeooo:paragraph-rsid="0021a94c" style:font-size-asian="14pt" style:font-style-asian="italic" style:font-weight-asian="bold" style:font-size-complex="14pt" style:font-style-complex="italic" style:font-weight-complex="bold"/>
    </style:style>
    <style:style style:name="P5"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italic" fo:font-weight="normal" officeooo:rsid="0021a94c" officeooo:paragraph-rsid="0021a94c" style:font-size-asian="14pt" style:font-style-asian="italic" style:font-weight-asian="normal" style:font-size-complex="14pt" style:font-style-complex="italic" style:font-weight-complex="normal"/>
    </style:style>
    <style:style style:name="P6" style:family="paragraph" style:parent-style-name="Standard">
      <style:paragraph-properties fo:margin-top="0.42cm" fo:margin-bottom="0cm" loext:contextual-spacing="false" fo:line-height="150%" fo:text-align="justify" style:justify-single-word="false"/>
      <style:text-properties style:font-name="Helvetica" fo:font-size="14pt" fo:font-style="normal" fo:font-weight="bold" officeooo:rsid="0021a94c" officeooo:paragraph-rsid="0021a94c" style:font-size-asian="14pt" style:font-style-asian="normal" style:font-weight-asian="bold" style:font-size-complex="14pt" style:font-style-complex="normal" style:font-weight-complex="bold"/>
    </style:style>
    <style:style style:name="P7" style:family="paragraph" style:parent-style-name="Footnote">
      <style:paragraph-properties fo:text-align="justify" style:justify-single-word="false"/>
      <style:text-properties style:font-name="Garamond" officeooo:rsid="002db0ba" officeooo:paragraph-rsid="002db0ba"/>
    </style:style>
    <style:style style:name="P8" style:family="paragraph" style:parent-style-name="Standard">
      <style:paragraph-properties fo:margin-top="9.999cm" fo:margin-bottom="0cm" loext:contextual-spacing="false" fo:text-align="center" style:justify-single-word="false"/>
      <style:text-properties style:font-name="Helvetica" fo:font-size="18pt" fo:font-style="normal" fo:font-weight="bold" officeooo:rsid="0021a94c" officeooo:paragraph-rsid="0024940a" style:font-size-asian="18pt" style:font-style-asian="normal" style:font-weight-asian="bold" style:font-size-complex="18pt" style:font-style-complex="normal" style:font-weight-complex="bold"/>
    </style:style>
    <style:style style:name="P9" style:family="paragraph" style:parent-style-name="Standard">
      <style:paragraph-properties fo:margin-top="0.42cm" fo:margin-bottom="0cm" loext:contextual-spacing="false" fo:line-height="150%" fo:text-align="center" style:justify-single-word="false" fo:break-before="page"/>
      <style:text-properties style:font-name="Helvetica" fo:font-size="14pt" fo:font-style="normal" fo:font-weight="bold" officeooo:rsid="0024940a" officeooo:paragraph-rsid="0024940a" style:font-size-asian="14pt" style:font-style-asian="normal" style:font-weight-asian="bold" style:font-size-complex="14pt" style:font-style-complex="normal" style:font-weight-complex="bold"/>
    </style:style>
    <style:style style:name="P10" style:family="paragraph" style:parent-style-name="Standard">
      <style:paragraph-properties fo:margin-top="0.42cm" fo:margin-bottom="0cm" loext:contextual-spacing="false" fo:line-height="150%" fo:text-align="center" style:justify-single-word="false" fo:break-before="page"/>
      <style:text-properties style:font-name="Helvetica" fo:font-size="14pt" fo:font-style="normal" fo:font-weight="bold" officeooo:rsid="0021a94c" officeooo:paragraph-rsid="0024940a" style:font-size-asian="14pt" style:font-style-asian="normal" style:font-weight-asian="bold" style:font-size-complex="14pt" style:font-style-complex="normal" style:font-weight-complex="bold"/>
    </style:style>
    <style:style style:name="P11" style:family="paragraph" style:parent-style-name="Standard">
      <style:paragraph-properties fo:margin-top="0.42cm" fo:margin-bottom="0cm" loext:contextual-spacing="false" fo:line-height="150%" fo:text-align="justify" style:justify-single-word="false"/>
      <style:text-properties style:font-name="Helvetica" fo:font-size="14pt" fo:font-style="normal" fo:font-weight="bold" officeooo:rsid="0021a94c" officeooo:paragraph-rsid="0024c03c" style:font-size-asian="14pt" style:font-style-asian="normal" style:font-weight-asian="bold" style:font-size-complex="14pt" style:font-style-complex="normal" style:font-weight-complex="bold"/>
    </style:style>
    <style:style style:name="P12" style:family="paragraph" style:parent-style-name="Standard">
      <style:paragraph-properties fo:margin-top="0.42cm" fo:margin-bottom="0cm" loext:contextual-spacing="false" fo:line-height="150%" fo:text-align="justify" style:justify-single-word="false"/>
      <style:text-properties style:font-name="Helvetica" fo:font-size="14pt" fo:font-style="normal" fo:font-weight="bold" officeooo:rsid="0021a94c" officeooo:paragraph-rsid="002658aa" style:font-size-asian="14pt" style:font-style-asian="normal" style:font-weight-asian="bold" style:font-size-complex="14pt" style:font-style-complex="normal" style:font-weight-complex="bold"/>
    </style:style>
    <style:style style:name="P13"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24c03c" style:font-size-asian="10.5pt" style:font-style-asian="normal" style:font-weight-asian="normal" style:font-size-complex="12pt" style:font-style-complex="normal" style:font-weight-complex="normal"/>
    </style:style>
    <style:style style:name="P14"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2658aa"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26e8c6"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2862b3"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29d631" style:font-size-asian="10.5pt" style:font-style-asian="normal" style:font-weight-asian="normal" style:font-size-complex="12pt" style:font-style-complex="normal" style:font-weight-complex="normal"/>
    </style:style>
    <style:style style:name="P18"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2b489d" style:font-size-asian="10.5pt" style:font-style-asian="normal" style:font-weight-asian="normal" style:font-size-complex="12pt" style:font-style-complex="normal" style:font-weight-complex="normal"/>
    </style:style>
    <style:style style:name="P19"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Garamond" fo:font-size="12pt" fo:font-style="normal" fo:font-weight="normal" officeooo:rsid="0021e52a" officeooo:paragraph-rsid="002d2999"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normal" fo:font-weight="bold" officeooo:rsid="0021a94c" officeooo:paragraph-rsid="0024c03c" style:font-size-asian="14pt" style:font-style-asian="normal" style:font-weight-asian="bold" style:font-size-complex="14pt" style:font-style-complex="normal" style:font-weight-complex="bold"/>
    </style:style>
    <style:style style:name="P21"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normal" fo:font-weight="bold" officeooo:rsid="0021a94c" officeooo:paragraph-rsid="002658aa" style:font-size-asian="14pt" style:font-style-asian="normal" style:font-weight-asian="bold" style:font-size-complex="14pt" style:font-style-complex="normal" style:font-weight-complex="bold"/>
    </style:style>
    <style:style style:name="P22"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italic" fo:font-weight="bold" officeooo:rsid="0021a94c" officeooo:paragraph-rsid="0024c03c" style:font-size-asian="14pt" style:font-style-asian="italic" style:font-weight-asian="bold" style:font-size-complex="14pt" style:font-style-complex="italic" style:font-weight-complex="bold"/>
    </style:style>
    <style:style style:name="P23"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italic" fo:font-weight="bold" officeooo:rsid="0021a94c" officeooo:paragraph-rsid="002658aa" style:font-size-asian="14pt" style:font-style-asian="italic" style:font-weight-asian="bold" style:font-size-complex="14pt" style:font-style-complex="italic" style:font-weight-complex="bold"/>
    </style:style>
    <style:style style:name="P24"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italic" fo:font-weight="normal" officeooo:rsid="0021a94c" officeooo:paragraph-rsid="0024c03c" style:font-size-asian="14pt" style:font-style-asian="italic" style:font-weight-asian="normal" style:font-size-complex="14pt" style:font-style-complex="italic" style:font-weight-complex="normal"/>
    </style:style>
    <style:style style:name="P25"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style:font-name="Helvetica" fo:font-size="14pt" fo:font-style="italic" fo:font-weight="normal" officeooo:rsid="0021a94c" officeooo:paragraph-rsid="002658aa" style:font-size-asian="14pt" style:font-style-asian="italic" style:font-weight-asian="normal" style:font-size-complex="14pt" style:font-style-complex="italic" style:font-weight-complex="normal"/>
    </style:style>
    <style:style style:name="P26"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officeooo:paragraph-rsid="0024c03c"/>
    </style:style>
    <style:style style:name="P27"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officeooo:paragraph-rsid="002658aa"/>
    </style:style>
    <style:style style:name="P28"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officeooo:paragraph-rsid="002b489d"/>
    </style:style>
    <style:style style:name="P29"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officeooo:paragraph-rsid="002ed9b9"/>
    </style:style>
    <style:style style:name="P30"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fo:font-weight="bold" officeooo:rsid="002658aa" officeooo:paragraph-rsid="002658aa" style:font-weight-asian="bold" style:font-weight-complex="bold"/>
    </style:style>
    <style:style style:name="P31"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officeooo:rsid="002b489d" officeooo:paragraph-rsid="002b489d"/>
    </style:style>
    <style:style style:name="P32" style:family="paragraph" style:parent-style-name="Standard">
      <style:paragraph-properties fo:margin-left="0cm" fo:margin-right="0cm" fo:margin-top="0.42cm" fo:margin-bottom="0cm" loext:contextual-spacing="false" fo:line-height="150%" fo:text-align="justify" style:justify-single-word="false" fo:text-indent="1.27cm" style:auto-text-indent="true"/>
      <style:text-properties officeooo:rsid="0030834f" officeooo:paragraph-rsid="0030834f"/>
    </style:style>
    <style:style style:name="T1" style:family="text">
      <style:text-properties style:font-name="Helvetica" fo:font-size="14pt" fo:font-style="italic" fo:font-weight="bold" style:font-size-asian="14pt" style:font-style-asian="italic" style:font-weight-asian="bold" style:font-size-complex="14pt" style:font-style-complex="italic" style:font-weight-complex="bold"/>
    </style:style>
    <style:style style:name="T2" style:family="text">
      <style:text-properties style:font-name="Helvetica" fo:font-size="14pt" fo:font-style="italic" fo:font-weight="bold" officeooo:rsid="002658aa" style:font-size-asian="14pt" style:font-style-asian="italic" style:font-weight-asian="bold" style:font-size-complex="14pt" style:font-style-complex="italic" style:font-weight-complex="bold"/>
    </style:style>
    <style:style style:name="T3" style:family="text">
      <style:text-properties style:font-name="Helvetica" fo:font-size="14pt" fo:font-style="italic" fo:font-weight="bold" officeooo:rsid="0021a94c" style:font-size-asian="14pt" style:font-style-asian="italic" style:font-weight-asian="bold" style:font-size-complex="14pt" style:font-style-complex="italic" style:font-weight-complex="bold"/>
    </style:style>
    <style:style style:name="T4" style:family="text">
      <style:text-properties style:font-name="Helvetica" fo:font-size="14pt" fo:font-style="italic" fo:font-weight="bold" officeooo:rsid="002b489d" style:font-size-asian="14pt" style:font-style-asian="italic" style:font-weight-asian="bold" style:font-size-complex="14pt" style:font-style-complex="italic" style:font-weight-complex="bold"/>
    </style:style>
    <style:style style:name="T5" style:family="text">
      <style:text-properties style:font-name="Helvetica" fo:font-size="14pt" fo:font-style="italic" fo:font-weight="normal" officeooo:rsid="002658aa" style:font-size-asian="14pt" style:font-style-asian="italic" style:font-weight-asian="normal" style:font-size-complex="14pt" style:font-style-complex="italic" style:font-weight-complex="normal"/>
    </style:style>
    <style:style style:name="T6" style:family="text">
      <style:text-properties style:font-name="Helvetica" fo:font-size="14pt" fo:font-style="italic" fo:font-weight="normal" officeooo:rsid="0021a94c" style:font-size-asian="14pt" style:font-style-asian="italic" style:font-weight-asian="normal" style:font-size-complex="14pt" style:font-style-complex="italic" style:font-weight-complex="normal"/>
    </style:style>
    <style:style style:name="T7" style:family="text">
      <style:text-properties style:font-name="Helvetica" fo:font-size="14pt" fo:font-style="italic" style:font-size-asian="14pt" style:font-style-asian="italic" style:font-size-complex="14pt" style:font-style-complex="italic"/>
    </style:style>
    <style:style style:name="T8" style:family="text">
      <style:text-properties officeooo:rsid="0024940a"/>
    </style:style>
    <style:style style:name="T9" style:family="text">
      <style:text-properties style:font-name="Garamond" fo:font-size="12pt" fo:font-style="normal" fo:font-weight="normal" style:font-size-asian="10.5pt" style:font-style-asian="normal" style:font-weight-asian="normal" style:font-size-complex="12pt" style:font-style-complex="normal" style:font-weight-complex="normal"/>
    </style:style>
    <style:style style:name="T10" style:family="text">
      <style:text-properties style:font-name="Garamond" fo:font-size="12pt" fo:font-style="normal" fo:font-weight="normal" officeooo:rsid="0021e52a" style:font-size-asian="10.5pt" style:font-style-asian="normal" style:font-weight-asian="normal" style:font-size-complex="12pt" style:font-style-complex="normal" style:font-weight-complex="normal"/>
    </style:style>
    <style:style style:name="T11" style:family="text">
      <style:text-properties style:font-name="Garamond" fo:font-size="12pt" fo:font-style="normal" fo:font-weight="normal" officeooo:rsid="002ed9b9" style:font-size-asian="10.5pt" style:font-style-asian="normal" style:font-weight-asian="normal" style:font-size-complex="12pt" style:font-style-complex="normal" style:font-weight-complex="normal"/>
    </style:style>
    <style:style style:name="T12" style:family="text">
      <style:text-properties style:font-name="Garamond" fo:font-size="12pt" fo:font-style="normal" fo:font-weight="normal" officeooo:rsid="002d2999" style:font-size-asian="10.5pt" style:font-style-asian="normal" style:font-weight-asian="normal" style:font-size-complex="12pt" style:font-style-complex="normal" style:font-weight-complex="normal"/>
    </style:style>
    <style:style style:name="T13" style:family="text">
      <style:text-properties style:font-name="Garamond" fo:font-size="12pt" fo:font-style="normal" fo:font-weight="normal" officeooo:rsid="002fac4e" style:font-size-asian="10.5pt" style:font-style-asian="normal" style:font-weight-asian="normal" style:font-size-complex="12pt" style:font-style-complex="normal" style:font-weight-complex="normal"/>
    </style:style>
    <style:style style:name="T14" style:family="text">
      <style:text-properties officeooo:rsid="002d29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E<text:span text:style-name="T8">l comercio electrónico y la contratación electrónica</text:span></text:p>
      <text:p text:style-name="P10">I<text:span text:style-name="T8">ntroducción</text:span></text:p>
      <text:p text:style-name="P19">E<text:span text:style-name="T14">n sentido amplio, entenderemos que es «comercio electrónico» toda aquella actividad que tenga por objeto o fin realizar una operación comercial</text:span><text:span text:style-name="T14"><text:note text:id="ftn0" text:note-class="footnote"><text:note-citation>1</text:note-citation><text:note-body><text:p text:style-name="P7">Entenderemos por tal no sólo la compraventa, sino todos los actos de comercio recogidos en el Código de Comercio (cf. art. 2).</text:p></text:note-body></text:note></text:span><text:span text:style-name="T14"> utilizando herramientas electrónicas de forma que éstas tengan o puedan tener influencia en la consecución del fin comercial, o en el resultado de la actividad que se está desarrollando.</text:span></text:p>
      <text:p text:style-name="P29"><text:span text:style-name="T11">Definición análoga damos para contratación electrónica, que es la contratación que tiene lugar mediante </text:span><text:span text:style-name="T12">herramientas electrónicas de forma que éstas tengan o puedan tener influencia r</text:span><text:span text:style-name="T11">eal sobre la formación de la voluntad o el desarrollo e interpretación futura del acuerdo. </text:span><text:span text:style-name="T13">Con este tipo de contratación surgen a menudo dificultades, tanto de orden técnico como jurídico.</text:span></text:p>
      <text:p text:style-name="P32"><text:span text:style-name="T13">L</text:span><text:span text:style-name="T9">as dificultades jurídicas son derivadas esencialmente del predominio del papel en el Derecho: las obligaciones impuestas por el Derecho de expedir y conservar documentos, con fuerza jurídica especial – asociada a las firmas de los ordenamientos –, además de cuestiones más formalistas, como las de las características que deben cumplir tales documentos. También, por la transferencia de datos por vía electrónica, con la posibilidad de que las partes contratantes se encuentren distantes, y la duda sobre cuál será el órgano jurisdiccional competente territorialmente.</text:span></text:p>
      <text:p text:style-name="P9">Utilización, desarrollo y situación actual del comercio electrónico</text:p>
      <text:p text:style-name="P13">Texto…</text:p>
      <text:p text:style-name="P9">La contratación electrónica y los medios de comunicación</text:p>
      <text:p text:style-name="P16">Texto…</text:p>
      <text:p text:style-name="P26"><text:span text:style-name="T3">L</text:span><text:span text:style-name="T2">a influencia de los medios de comunicación</text:span><text:span text:style-name="T3">.</text:span></text:p>
      <text:p text:style-name="P17">Texto…</text:p>
      <text:p text:style-name="P26"><text:span text:style-name="T6">D</text:span><text:span text:style-name="T5">esde el punto de vista del grado de inmediatez</text:span><text:span text:style-name="T6">.</text:span></text:p>
      <text:p text:style-name="P15">Texto…</text:p>
      <text:p text:style-name="P27"><text:span text:style-name="T6">D</text:span><text:span text:style-name="T5">esde el punto de vista del grado de la calidad del diálogo</text:span><text:span text:style-name="T6">.</text:span></text:p>
      <text:p text:style-name="P15">Texto…</text:p>
      <text:p text:style-name="P27"><text:span text:style-name="T6">D</text:span><text:span text:style-name="T5">esde el punto de vista del grado de la seguridad</text:span><text:span text:style-name="T6">.</text:span></text:p>
      <text:p text:style-name="P13">Texto…</text:p>
      <text:p text:style-name="P27"><text:span text:style-name="T3">C</text:span><text:span text:style-name="T2">omprobación de la identidad</text:span><text:span text:style-name="T3">.</text:span></text:p>
      <text:p text:style-name="P14">Texto…</text:p>
      <text:p text:style-name="P30"><text:span text:style-name="T7">Seguridad de los datos recibidos.</text:span></text:p>
      <text:p text:style-name="P14">Texto…</text:p>
      <text:p text:style-name="P9">¿Pueden todos los contratos perfeccionarse mediante la utilización de medios electrónicos?</text:p>
      <text:p text:style-name="P18">Texto…</text:p>
      <text:p text:style-name="P28"><text:span text:style-name="T4">1. </text:span><text:span text:style-name="T3">¿</text:span><text:span text:style-name="T4">Cuándo concluye el contrato?</text:span></text:p>
      <text:p text:style-name="P18">Texto…</text:p>
      <text:p text:style-name="P31"><text:span text:style-name="T1">2. </text:span><text:span text:style-name="T3">¿</text:span><text:span text:style-name="T1">Dónde concluye el contrato?</text:span></text:p>
      <text:p text:style-name="P18">Texto…</text:p>
      <text:p text:style-name="P31"><text:span text:style-name="T1">3. ¿Puede una parte quedar obligada por un mensaje enviado por una persona no autorizada?</text:span></text:p>
      <text:p text:style-name="P18">Texto…</text:p>
      <text:p text:style-name="P31"><text:span text:style-name="T1">4. ¿Quién es el responsable de un cambio en el contenido de un mensaje durante su transmisión?</text:span></text:p>
      <text:p text:style-name="P18">Texto…</text:p>
      <text:p text:style-name="P31"><text:span text:style-name="T1">5. En el caso de un contrato de adhesión en una venta electrónica, ¿existe o no abuso de derecho al fijar las cláusulas la parte dominante?</text:span></text:p>
      <text:p text:style-name="P31"><text:span text:style-name="T10">Texto…</text:span></text:p>
      <text:p text:style-name="P31"><text:span text:style-name="T1">5. Algunas particularidades sobre problemas referentes a la autenticación, al tiempo y a la confidencialidad.</text:span></text:p>
      <text:p text:style-name="P13"><text:soft-page-break/>Texto…</text:p>
      <text:p text:style-name="P9">Los nombres de dominio</text:p>
      <text:p text:style-name="P12">Nivel 2</text:p>
      <text:p text:style-name="P21">Nivel 3</text:p>
      <text:p text:style-name="P23">Nivel 4.</text:p>
      <text:p text:style-name="P25">Nivel 5.</text:p>
      <text:p text:style-name="P14">Texto…</text:p>
      <text:p text:style-name="P9">La Directiva sobre comercio electrónico</text:p>
      <text:p text:style-name="P11">Nivel 2</text:p>
      <text:p text:style-name="P20">Nivel 3</text:p>
      <text:p text:style-name="P22">Nivel 4.</text:p>
      <text:p text:style-name="P24">Nivel 5.</text:p>
      <text:p text:style-name="P13">Texto…</text:p>
      <text:p text:style-name="P9">La Ley de Servicios de la Sociedad de la Información y de Comercio Electrónico</text:p>
      <text:p text:style-name="P11">Nivel 2</text:p>
      <text:p text:style-name="P20">Nivel 3</text:p>
      <text:p text:style-name="P22">Nivel 4.</text:p>
      <text:p text:style-name="P24">Nivel 5.</text:p>
      <text:p text:style-name="P13">Texto…</text:p>
      <text:p text:style-name="P9">La Ley 56/2007, de 28 de diciembre, de Medidas de Impulso de la Sociedad de la Información</text:p>
      <text:p text:style-name="P11">Nivel 2</text:p>
      <text:p text:style-name="P20">Nivel 3</text:p>
      <text:p text:style-name="P22">Nivel 4.</text:p>
      <text:p text:style-name="P24">Nivel 5.</text:p>
      <text:p text:style-name="P13">Texto…</text:p>
      <text:p text:style-name="P9">Conclusión</text:p>
      <text:p text:style-name="P6">Nivel 2</text:p>
      <text:p text:style-name="P3">Nivel 3</text:p>
      <text:p text:style-name="P4">Nivel 4.</text:p>
      <text:p text:style-name="P5">Nivel 5.</text:p>
      <text:p text:style-name="P2">Texto…</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Garamond" svg:font-family="Garamond" style:font-family-generic="roman"/>
    <style:font-face style:name="Arial1" svg:font-family="Arial" style:font-family-generic="swis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81cm" fo:margin-bottom="3.81cm" fo:margin-left="3.81cm" fo:margin-right="3.8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5T11:21:09.748000000</meta:creation-date>
    <meta:generator>LibreOffice/6.3.2.2$Windows_X86_64 LibreOffice_project/98b30e735bda24bc04ab42594c85f7fd8be07b9c</meta:generator>
    <meta:editing-duration>PT25M11S</meta:editing-duration>
    <meta:editing-cycles>14</meta:editing-cycles>
    <dc:title>Samuel por defecto</dc:title>
    <dc:date>2019-11-05T11:46:25.436000000</dc:date>
    <meta:document-statistic meta:table-count="0" meta:image-count="0" meta:object-count="0" meta:page-count="11" meta:paragraph-count="66" meta:word-count="475" meta:character-count="2943" meta:non-whitespace-character-count="2533"/>
    <meta:template xlink:type="simple" xlink:actuate="onRequest" xlink:title="Samuel por defecto" xlink:href="file:///C:/Users/Platón/AppData/Roaming/LibreOffice/4/user/template/Samuel%20por%20defecto.ott" meta:date="2019-11-05T11:21:08.924000000"/>
  </office:meta>
</office:document-meta>
</file>